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201000001E40000013633AAB149755DB01D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Fine_20_Dashed"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Dashed" svg:stroke-color="#ed1c24" draw:fill="none" draw:textarea-vertical-align="middle"/>
    </style:style>
    <style:style style:name="gr5" style:family="graphic" style:parent-style-name="Objet_20_sans_20_remplissage_20_et_20_sans_20_lig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1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style:font-name="Courier" fo:font-size="8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style:font-name="Courier"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99cm" svg:height="3.201cm" svg:x="0.001cm" svg:y="0.149cm">
          <draw:image xlink:href="Pictures/10000201000001E40000013633AAB149755DB01D.png" xlink:type="simple" xlink:show="embed" xlink:actuate="onLoad">
            <text:p/>
          </draw:image>
        </draw:frame>
        <draw:line draw:style-name="gr2" draw:text-style-name="P1" draw:layer="layout" svg:x1="2.96cm" svg:y1="2.05cm" svg:x2="3.53cm" svg:y2="2.71cm">
          <text:p/>
        </draw:line>
        <draw:custom-shape draw:style-name="gr3" draw:text-style-name="P2" draw:layer="layout" svg:width="0.13cm" svg:height="0.13cm" svg:x="3.48cm" svg:y="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9cm" svg:y1="2.55cm" svg:x2="3.61cm" svg:y2="2.91cm">
          <text:p/>
        </draw:line>
        <draw:line draw:style-name="gr4" draw:text-style-name="P1" draw:layer="layout" svg:x1="3.33cm" svg:y1="2.74cm" svg:x2="3.85cm" svg:y2="2.72cm">
          <text:p/>
        </draw:line>
        <draw:frame draw:style-name="gr5" draw:text-style-name="P3" draw:layer="layout" svg:width="0.496cm" svg:height="0.47cm" svg:x="3.48cm" svg:y="2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551cm" svg:height="0.47cm" svg:x="3.039cm" svg:y="1.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517cm" svg:height="0.47cm" svg:x="1.18cm" svg:y="2.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5" draw:layer="layout" svg:width="4.334cm" svg:height="1.52cm" svg:x="1.686cm" svg:y="0.11cm">
          <draw:text-box>
            <text:p text:style-name="P4">def laser(angles):<text:line-break/> <text:s text:c="3"/>return p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0:57:32.469134469</meta:creation-date>
    <dc:date>2020-09-10T10:30:11.497336122</dc:date>
    <meta:editing-duration>PT52M3S</meta:editing-duration>
    <meta:editing-cycles>10</meta:editing-cycles>
    <meta:generator>LibreOffice/6.0.7.3$Linux_X86_64 LibreOffice_project/00m0$Build-3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